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ad02d" officeooo:paragraph-rsid="001ad02d"/>
    </style:style>
    <style:style style:name="P2" style:family="paragraph" style:parent-style-name="Text_20_body">
      <style:text-properties officeooo:rsid="001c6598" officeooo:paragraph-rsid="001c6598"/>
    </style:style>
    <style:style style:name="P3" style:family="paragraph" style:parent-style-name="Text_20_body">
      <style:text-properties officeooo:rsid="001dd52b" officeooo:paragraph-rsid="001dd52b"/>
    </style:style>
    <style:style style:name="P4" style:family="paragraph" style:parent-style-name="Text_20_body">
      <style:text-properties fo:font-style="italic" officeooo:rsid="001dd52b" officeooo:paragraph-rsid="001dd52b" style:font-style-asian="italic" style:font-style-complex="italic"/>
    </style:style>
    <style:style style:name="P5" style:family="paragraph" style:parent-style-name="Text_20_body">
      <style:text-properties fo:font-style="italic" officeooo:rsid="001dd52b" officeooo:paragraph-rsid="0020ab95" style:font-style-asian="italic" style:font-style-complex="italic"/>
    </style:style>
    <style:style style:name="P6" style:family="paragraph" style:parent-style-name="Text_20_body">
      <style:text-properties fo:font-style="italic" officeooo:rsid="001dd52b" officeooo:paragraph-rsid="002364a9" style:font-style-asian="italic" style:font-style-complex="italic"/>
    </style:style>
    <style:style style:name="P7" style:family="paragraph" style:parent-style-name="Text_20_body">
      <style:text-properties officeooo:paragraph-rsid="002364a9"/>
    </style:style>
    <style:style style:name="P8" style:family="paragraph" style:parent-style-name="Heading_20_3">
      <style:text-properties officeooo:rsid="001dd52b" officeooo:paragraph-rsid="001dd52b"/>
    </style:style>
    <style:style style:name="P9" style:family="paragraph" style:parent-style-name="Heading_20_3">
      <style:text-properties officeooo:rsid="001dd52b" officeooo:paragraph-rsid="0020ab95"/>
    </style:style>
    <style:style style:name="P10" style:family="paragraph" style:parent-style-name="Heading_20_3">
      <style:text-properties officeooo:rsid="001dd52b" officeooo:paragraph-rsid="002364a9"/>
    </style:style>
    <style:style style:name="P11" style:family="paragraph" style:parent-style-name="Heading_20_1">
      <style:text-properties officeooo:rsid="001c6598" officeooo:paragraph-rsid="001c6598"/>
    </style:style>
    <style:style style:name="P12" style:family="paragraph" style:parent-style-name="Heading_20_1">
      <style:text-properties officeooo:rsid="001d11cc" officeooo:paragraph-rsid="001d11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d52b" style:font-style-asian="italic" style:font-style-complex="italic"/>
    </style:style>
    <style:style style:name="T3" style:family="text">
      <style:text-properties officeooo:rsid="001fc209"/>
    </style:style>
    <style:style style:name="T4" style:family="text">
      <style:text-properties officeooo:rsid="0020ab95"/>
    </style:style>
    <style:style style:name="T5" style:family="text">
      <style:text-properties officeooo:rsid="00225b96"/>
    </style:style>
    <style:style style:name="T6" style:family="text">
      <style:text-properties officeooo:rsid="002364a9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terify User Stories</text:p>
      <text:h text:style-name="P11" text:outline-level="1">Definitions</text:h>
      <text:p text:style-name="P2"><text:span text:style-name="T7">Guest</text:span>: user that does not have an account.</text:p>
      <text:p text:style-name="P2"><text:span text:style-name="T7">New user</text:span>: user with an account, recently registrated.</text:p>
      <text:p text:style-name="P2"><text:span text:style-name="T7">Registered user</text:span>: generic user with an account.</text:p>
      <text:h text:style-name="P12" text:outline-level="1">Essential user stories</text:h>
      <text:h text:style-name="P8" text:outline-level="3">Lifterify-001</text:h>
      <text:p text:style-name="P4">AS guest</text:p>
      <text:p text:style-name="P4">I WANT TO get basic information about weightlifting</text:p>
      <text:p text:style-name="P3"><text:span text:style-name="T1">SO THAT I am able to understand what it is about.</text:span></text:p>
      <text:h text:style-name="P8" text:outline-level="3">Lifterify-00<text:span text:style-name="T3">2</text:span></text:h>
      <text:p text:style-name="P4">AS guest</text:p>
      <text:p text:style-name="P4">I WANT TO sign up in the system</text:p>
      <text:p text:style-name="P4">SO THAT I have a personal account and access to registered user features.</text:p>
      <text:h text:style-name="P8" text:outline-level="3">Lifterify-00<text:span text:style-name="T3">3</text:span></text:h>
      <text:p text:style-name="P4">AS guest</text:p>
      <text:p text:style-name="P4">I WANT TO authenticate myself in the system</text:p>
      <text:p text:style-name="P4">SO THAT I get registered user features.</text:p>
      <text:h text:style-name="P8" text:outline-level="3">Lifterify-00<text:span text:style-name="T3">4</text:span></text:h>
      <text:p text:style-name="P4">AS new user</text:p>
      <text:p text:style-name="P4">I WANT TO get a simple tutorial about how to use the system</text:p>
      <text:p text:style-name="P4">SO THAT I am able to interact with it nicely.</text:p>
      <text:h text:style-name="P9" text:outline-level="3">Lifterify-00<text:span text:style-name="T5">5</text:span></text:h>
      <text:p text:style-name="P5">AS <text:span text:style-name="T4">registered user</text:span></text:p>
      <text:p text:style-name="P5">I WANT TO manage exercises from my training sessions</text:p>
      <text:p text:style-name="P5">SO THAT I do the exercises I want, in the way I want.</text:p>
      <text:h text:style-name="P9" text:outline-level="3"><text:soft-page-break/></text:h>
      <text:h text:style-name="P9" text:outline-level="3">Lifterify-00<text:span text:style-name="T5">6</text:span></text:h>
      <text:p text:style-name="P5">AS <text:span text:style-name="T4">registered user</text:span></text:p>
      <text:p text:style-name="P5">I WANT TO <text:span text:style-name="T4">create, update and delete my own training schedules</text:span></text:p>
      <text:p text:style-name="P5">SO THAT <text:span text:style-name="T4">I have my own, customized predefined training sessions</text:span>.</text:p>
      <text:h text:style-name="P9" text:outline-level="3">Lifterify-00<text:span text:style-name="T5">7</text:span></text:h>
      <text:p text:style-name="P5">AS <text:span text:style-name="T5">registered user</text:span></text:p>
      <text:p text:style-name="P5">I WANT TO <text:span text:style-name="T5">log my training sessions</text:span></text:p>
      <text:p text:style-name="P5">SO THAT I have a log of what I do and how it compares with what I planned.</text:p>
      <text:h text:style-name="P9" text:outline-level="3">Lifterify-00<text:span text:style-name="T5">8</text:span></text:h>
      <text:p text:style-name="P5">AS <text:span text:style-name="T5">registered user</text:span></text:p>
      <text:p text:style-name="P5">I WANT TO track my progress on snatch and clean &amp; jerk lifts and related exercises</text:p>
      <text:p text:style-name="P5">SO THAT I can see how my performance changes over time.</text:p>
      <text:h text:style-name="P9" text:outline-level="3">Lifterify-00<text:span text:style-name="T5">9</text:span></text:h>
      <text:p text:style-name="P5">AS <text:span text:style-name="T5">registered user</text:span></text:p>
      <text:p text:style-name="P5">I WANT TO <text:span text:style-name="T5">manage my profile account</text:span></text:p>
      <text:p text:style-name="P5">SO THAT I customize it and control public and private information.</text:p>
      <text:h text:style-name="P9" text:outline-level="3">Lifterify-0<text:span text:style-name="T5">10</text:span></text:h>
      <text:p text:style-name="P5">AS <text:span text:style-name="T5">registered user</text:span></text:p>
      <text:p text:style-name="P5">I WANT TO <text:span text:style-name="T5">delete my account</text:span></text:p>
      <text:p text:style-name="P5">SO THAT <text:span text:style-name="T5">I get removed from the system</text:span>.</text:p>
      <text:h text:style-name="P9" text:outline-level="3">Lifterify-0<text:span text:style-name="T5">11</text:span></text:h>
      <text:p text:style-name="P5">AS <text:span text:style-name="T5">registered user</text:span></text:p>
      <text:p text:style-name="P5">I WANT TO be able to share my training activity, PRs, etc.</text:p>
      <text:p text:style-name="P5">SO THAT others can see that information.</text:p>
      <text:h text:style-name="P9" text:outline-level="3">Lifterify-0<text:span text:style-name="T6">12</text:span></text:h>
      <text:p text:style-name="P5">AS <text:span text:style-name="T6">registered user</text:span></text:p>
      <text:p text:style-name="P5">I WANT TO <text:span text:style-name="T6">follow other users</text:span></text:p>
      <text:p text:style-name="P5">SO THAT <text:span text:style-name="T6">I see their training activity, PRs, etc.</text:span></text:p>
      <text:h text:style-name="P12" text:outline-level="1"><text:soft-page-break/>Desirable user stories</text:h>
      <text:h text:style-name="P10" text:outline-level="3">Lifterify-0<text:span text:style-name="T6">13</text:span></text:h>
      <text:p text:style-name="P6">AS <text:span text:style-name="T6">guest</text:span></text:p>
      <text:p text:style-name="P6">I WANT TO get information about most known weightlifting training systems</text:p>
      <text:p text:style-name="P6">SO THAT I get a general idea about this sport training.</text:p>
      <text:h text:style-name="P10" text:outline-level="3">Lifterify-0<text:span text:style-name="T6">14</text:span></text:h>
      <text:p text:style-name="P6">AS <text:span text:style-name="T6">new user</text:span></text:p>
      <text:p text:style-name="P6">I WANT TO I want to check beginner weightlifting programs or progressions</text:p>
      <text:p text:style-name="P6">SO THAT I can think and decide how to start training.</text:p>
      <text:h text:style-name="P10" text:outline-level="3">Lifterify-0<text:span text:style-name="T6">15</text:span></text:h>
      <text:p text:style-name="P6">AS <text:span text:style-name="T6">registered user</text:span></text:p>
      <text:p text:style-name="P6">I WANT TO get information about exercises that weightlifters do to improve their performance</text:p>
      <text:p text:style-name="P6">SO THAT I know what to do in a training session.</text:p>
      <text:h text:style-name="P10" text:outline-level="3">Lifterify-0<text:span text:style-name="T6">16</text:span></text:h>
      <text:p text:style-name="P6">AS <text:span text:style-name="T6">registered user</text:span></text:p>
      <text:p text:style-name="P6">I WANT TO see how an exercise must be done</text:p>
      <text:p text:style-name="P6">SO THAT I can perform it with the best technique possible.</text:p>
      <text:h text:style-name="P10" text:outline-level="3">Lifterify-0<text:span text:style-name="T6">17</text:span></text:h>
      <text:p text:style-name="P6">AS <text:span text:style-name="T6">registered user</text:span></text:p>
      <text:p text:style-name="P6">I WANT TO I want to get recommendations about best choices for an exercise within a training session</text:p>
      <text:p text:style-name="P6">SO THAT I plan my sessions in the best possible way.</text:p>
      <text:h text:style-name="P10" text:outline-level="3">Lifterify-0<text:span text:style-name="T6">18</text:span></text:h>
      <text:p text:style-name="P6">AS <text:span text:style-name="T6">registered user</text:span></text:p>
      <text:p text:style-name="P6">I WANT TO get feedback about my scheduling, training session programming and progress</text:p>
      <text:p text:style-name="P6">SO THAT I am aware of possible improvements on my training.</text:p>
      <text:h text:style-name="P10" text:outline-level="3">Lifterify-0<text:span text:style-name="T6">19</text:span></text:h>
      <text:p text:style-name="P6">AS <text:span text:style-name="T6">registered user</text:span></text:p>
      <text:p text:style-name="P6">I WANT TO be suggested other weightlifting programs that may fit my current level</text:p>
      <text:p text:style-name="P7"><text:span text:style-name="T2">SO THAT I can change easily my training based on my grow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3:32:11.698000000</meta:creation-date>
    <dc:date>2020-08-15T23:50:51.727000000</dc:date>
    <meta:editing-duration>PT18M33S</meta:editing-duration>
    <meta:editing-cycles>11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83" meta:word-count="514" meta:character-count="2887" meta:non-whitespace-character-count="2456"/>
  </office:meta>
</office:document-meta>
</file>